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911b" officeooo:paragraph-rsid="0013911b"/>
    </style:style>
    <style:style style:name="P2" style:family="paragraph" style:parent-style-name="Standard">
      <style:text-properties officeooo:paragraph-rsid="0013911b"/>
    </style:style>
    <style:style style:name="P3" style:family="paragraph" style:parent-style-name="Standard" style:list-style-name="L1">
      <style:text-properties officeooo:rsid="0013911b" officeooo:paragraph-rsid="0013911b"/>
    </style:style>
    <style:style style:name="P4" style:family="paragraph" style:parent-style-name="Standard">
      <style:text-properties officeooo:rsid="0013911b" officeooo:paragraph-rsid="0013911b"/>
    </style:style>
    <style:style style:name="P5" style:family="paragraph" style:parent-style-name="Standard" style:list-style-name="L4">
      <style:text-properties officeooo:rsid="001576f9" officeooo:paragraph-rsid="001576f9"/>
    </style:style>
    <style:style style:name="P6" style:family="paragraph" style:parent-style-name="Standard" style:list-style-name="L4">
      <style:text-properties officeooo:rsid="001576f9" officeooo:paragraph-rsid="0015897d"/>
    </style:style>
    <style:style style:name="P7" style:family="paragraph" style:parent-style-name="Standard" style:list-style-name="L4">
      <style:text-properties officeooo:rsid="0015897d" officeooo:paragraph-rsid="0015897d"/>
    </style:style>
    <style:style style:name="P8" style:family="paragraph" style:parent-style-name="Standard" style:list-style-name="L5">
      <style:text-properties officeooo:rsid="001599e3" officeooo:paragraph-rsid="001599e3"/>
    </style:style>
    <style:style style:name="P9" style:family="paragraph" style:parent-style-name="Standard" style:list-style-name="L6">
      <style:text-properties officeooo:rsid="001599e3" officeooo:paragraph-rsid="001599e3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paragraph-properties fo:break-before="page"/>
    </style:style>
    <style:style style:name="T1" style:family="text">
      <style:text-properties officeooo:rsid="001576f9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5897d" fo:background-color="#ffff00" loext:char-shading-value="0"/>
    </style:style>
    <style:style style:name="T5" style:family="text">
      <style:text-properties officeooo:rsid="0015897d"/>
    </style:style>
    <style:style style:name="T6" style:family="text">
      <style:text-properties officeooo:rsid="001984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posición de la home:</text:h>
      <text:p text:style-name="P1"/>
      <text:p text:style-name="P1">Se han utilizado 6 Web Articles en el mismo orden en que aparecen en la lista para confeccionar la home</text:p>
      <text:p text:style-name="P1"/>
      <text:list xml:id="list3812603231161430836" text:style-name="L1">
        <text:list-item>
          <text:p text:style-name="P3">portada-imagen-y-video-pantalla-completa-con-link</text:p>
        </text:list-item>
        <text:list-item>
          <text:p text:style-name="P3">portada-matriz-imagenes-con-link</text:p>
        </text:list-item>
        <text:list-item>
          <text:p text:style-name="P3">portada-imagen-pantalla-completa-con-texto-link (se ha omitido la imagen)</text:p>
        </text:list-item>
        <text:list-item>
          <text:p text:style-name="P3">portada-imagen-pantalla-completa-con-texto-link</text:p>
        </text:list-item>
        <text:list-item>
          <text:p text:style-name="P3">portada-imagen-pantalla-completa-con-texto-link</text:p>
        </text:list-item>
        <text:list-item>
          <text:p text:style-name="P3">portada-imagen-pantalla-completa-con-texto-link</text:p>
        </text:list-item>
      </text:list>
      <text:p text:style-name="P1"/>
      <text:h text:style-name="P10" text:outline-level="1">Descripción plantillas</text:h>
      <text:p text:style-name="P2"/>
      <text:p text:style-name="P2"/>
      <text:h text:style-name="Heading_20_2" text:outline-level="2">portada-imagen-y-video-pantalla-completa-con-link</text:h>
      <text:p text:style-name="P2"/>
      <text:list xml:id="list5302738620469928865" text:style-name="L4">
        <text:list-item>
          <text:p text:style-name="P5">Cabecera: Texto sobre imagen</text:p>
        </text:list-item>
        <text:list-item>
          <text:p text:style-name="P5">Información: Párrafo sobre imagen bajo la cabecera</text:p>
        </text:list-item>
        <text:list-item>
          <text:p text:style-name="P5">¿Texto en blanco?: checkbox, si marcado tanto la cabecera como la información aparecen en blanco</text:p>
        </text:list-item>
        <text:list-item>
          <text:p text:style-name="P7">Propiedades de <text:span text:style-name="T6">la imagen</text:span></text:p>
          <text:list>
            <text:list-item>
              <text:p text:style-name="P5">Seleccione una imagen de la libería de documentos: imagen de fondo <text:span text:style-name="T5">que se muestra sobre el componente video. Haciendo click en el botón de play (</text:span><text:span text:style-name="T4">por hacer</text:span><text:span text:style-name="T5">) desaparecerá la imagen y se verá el vídeo.</text:span></text:p>
            </text:list-item>
          </text:list>
        </text:list-item>
        <text:list-item>
          <text:p text:style-name="P5">Propiedades del vídeo (rellene sólo una de las posibilidades, si no rellena ninguna no se mostrará control de vídeo)</text:p>
          <text:list>
            <text:list-item>
              <text:p text:style-name="P5">Seleccione un vídeo de la librería de documentos (sólo en formato mp4)</text:p>
            </text:list-item>
            <text:list-item>
              <text:p text:style-name="P6">Url de YouTube<text:span text:style-name="T5"> (</text:span><text:span text:style-name="T4">por hacer</text:span><text:span text:style-name="T5">) </text:span></text:p>
            </text:list-item>
            <text:list-item>
              <text:p text:style-name="P6">Url de streaming<text:span text:style-name="T5"> (</text:span><text:span text:style-name="T4">por hacer</text:span><text:span text:style-name="T5">)</text:span></text:p>
            </text:list-item>
          </text:list>
        </text:list-item>
        <text:list-item>
          <text:p text:style-name="P5">Texto del botón: <text:span text:style-name="T5">texto del botón bajo la cabecera y la información.</text:span></text:p>
        </text:list-item>
        <text:list-item>
          <text:p text:style-name="P5">Enlace a página del site para el botón: <text:span text:style-name="T5">se seleccionará una página del site en un menú de selección. La página destino debe haber sido creada previamente.</text:span></text:p>
        </text:list-item>
      </text:list>
      <text:p text:style-name="P2"/>
      <text:p text:style-name="P1"/>
      <text:h text:style-name="P11" text:outline-level="2">portada-matriz-imagenes-con-link</text:h>
      <text:p text:style-name="P1"/>
      <text:p text:style-name="P1"/>
      <text:list xml:id="list7939231042173045299" text:style-name="L5">
        <text:list-item>
          <text:p text:style-name="P8">Propiedades de la imagen: permite repetición</text:p>
          <text:list>
            <text:list-item>
              <text:p text:style-name="P8">Cabecera: texto sobre imagen</text:p>
            </text:list-item>
            <text:list-item>
              <text:p text:style-name="P8">¿Texto en blanco?: <text:span text:style-name="T1">checkbox, si marcado la cabecera aparece en blanco</text:span></text:p>
            </text:list-item>
            <text:list-item>
              <text:p text:style-name="P8">Enlace a página del site: <text:span text:style-name="T5">se seleccionará una página del site en un menú de selección. La página destino debe haber sido creada previamente.</text:span></text:p>
            </text:list-item>
            <text:list-item>
              <text:p text:style-name="P8">Seleccione una imagen de la libería de documentos</text:p>
            </text:list-item>
          </text:list>
        </text:list-item>
      </text:list>
      <text:p text:style-name="P1"/>
      <text:h text:style-name="P11" text:outline-level="2">portada-imagen-pantalla-completa-con-texto-link</text:h>
      <text:p text:style-name="P1"/>
      <text:p text:style-name="P1"/>
      <text:list xml:id="list4039958926852174916" text:style-name="L6">
        <text:list-item>
          <text:p text:style-name="P9">Seleccione una imagen de la libreria de documentos: imagen que aparece arriba de la cabecera</text:p>
        </text:list-item>
        <text:list-item>
          <text:p text:style-name="P9">Texto sobre imagen: texto que aparece sobre la imagen</text:p>
        </text:list-item>
        <text:list-item>
          <text:p text:style-name="P9">¿Texto sobre imagen en blanco?: <text:span text:style-name="T1">checkbox, si marcado </text:span>el texto sobre imagen<text:span text:style-name="T1"> aparece en blanco</text:span></text:p>
        </text:list-item>
        <text:list-item>
          <text:p text:style-name="P9">Cabecera: texto que aparece como cabecera bajo la imagen</text:p>
        </text:list-item>
        <text:list-item>
          <text:p text:style-name="P9">Párrafo: texto bajo la cabecera</text:p>
        </text:list-item>
        <text:list-item>
          <text:p text:style-name="P9">Texto del Botón: Texto del botón bajo el párrafo</text:p>
        </text:list-item>
        <text:list-item>
          <text:p text:style-name="P9">Enlace a página desde el botón: </text:p>
        </text:list-item>
        <text:list-item>
          <text:p text:style-name="P9">Enlace: <text:span text:style-name="T5">se seleccionará una página del site en un menú de selección. La página destino debe haber sido creada previamente.</text:span></text:p>
        </text:list-item>
        <text:list-item>
          <text:p text:style-name="P9">¿Usar color de fondo alternativo?: <text:span text:style-name="T1">checkbox, si marcado </text:span>el web article aparece con un color de fondo alternativo, no blanco (<text:span text:style-name="T3">por hacer</text:span>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22:57:29.196097743</meta:creation-date>
    <meta:editing-duration>PT28M31S</meta:editing-duration>
    <meta:editing-cycles>6</meta:editing-cycles>
    <meta:generator>LibreOffice/5.1.4.2$Linux_X86_64 LibreOffice_project/10m0$Build-2</meta:generator>
    <dc:date>2017-01-24T23:36:41.080054474</dc:date>
    <meta:document-statistic meta:table-count="0" meta:image-count="0" meta:object-count="0" meta:page-count="4" meta:paragraph-count="37" meta:word-count="379" meta:character-count="2451" meta:non-whitespace-character-count="2138"/>
  </office:meta>
</office:document-meta>
</file>